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3" style:family="paragraph" style:parent-style-name="Text_20_body" style:list-style-name="L1">
      <style:paragraph-properties fo:margin-left="0cm" fo:margin-right="0cm" fo:text-indent="0cm" style:auto-text-indent="false" fo:padding="0.049cm" fo:border="0.06pt solid #d9d9e3"/>
    </style:style>
    <style:style style:name="P4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officeooo:paragraph-rsid="000a2daa"/>
    </style:style>
    <style:style style:name="P5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officeooo:paragraph-rsid="000c1a5f"/>
    </style:style>
    <style:style style:name="P6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officeooo:paragraph-rsid="000e689d"/>
    </style:style>
    <style:style style:name="P7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officeooo:paragraph-rsid="000fdddc"/>
    </style:style>
    <style:style style:name="T1" style:family="text">
      <style:text-properties loext:padding="0.049cm" loext:border="0.06pt solid #d9d9e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a2daa"/>
    </style:style>
    <style:style style:name="T4" style:family="text">
      <style:text-properties officeooo:rsid="000b5efe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10cd1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Formeln:</text:span></text:span></text:p>
      <text:p text:style-name="P1"><text:span text:style-name="T2">WickelbereichMM</text:span> = (KernInnen - Drahthöhe - (2 * Drahthöhe * (jetzigeLage - 1))) * MathF.PI * (WickelbereichGrad / 360)</text:p>
      <text:p text:style-name="P4"><text:span text:style-name="Strong_20_Emphasis"><text:span text:style-name="T1">Windungslänge:</text:span></text:span> </text:p>
      <text:p text:style-name="P4"><text:span text:style-name="Emphasis"><text:span text:style-name="T1">Erste Lage:</text:span></text:span> Windungslänge = KernQuerschnittsumfang + (4 * Drahthöhe) <text:line-break/><text:span text:style-name="Emphasis"><text:span text:style-name="T1">Zweite Lage:</text:span></text:span> Windungslänge = KernQuerschnittsumfang + (4 * Drahthöhe) + (8 * Drahthöhe)<text:line-break/><text:span text:style-name="Emphasis"><text:span text:style-name="T1">Ab Dritte Lage:</text:span></text:span> Windungslänge = VorherigeWindungslänge + (4 * Drahthöhe)</text:p>
      <text:p text:style-name="P7"><text:span text:style-name="T2">Windungszahl</text:span> = (WickelbereichMM / Drahtbreite) / AnzahlDrähteParallel<text:line-break/>Die Windungszahl wird dann abgerundet und auf die verbleibende Anzahl an Windungen begrenzt.</text:p>
      <text:p text:style-name="P6"><text:span text:style-name="T2">Drahtlänge</text:span> = VorherigeDrahtlänge + Windungslänge * Windungszahl / 1000</text:p>
      <text:p text:style-name="P6"><text:span text:style-name="T2">Restloch</text:span> = KernInnen - (DrahtHöhe * gesamtAnzahlLagen * 2)</text:p>
      <text:p text:style-name="P1"><text:span text:style-name="T2">Füllraum</text:span> = (Drahtlänge * 100) * (DrahtHöhe / 10) * (DrahtBreite / 10) Füllraum = Füllraum + (Füllraum * (10 / Windungen))</text:p>
      <text:p text:style-name="P1"><text:span text:style-name="Strong_20_Emphasis"><text:span text:style-name="T1">Anweisungen:</text:span></text:span></text:p>
      <text:list text:style-name="L1">
        <text:list-item>
          <text:p text:style-name="P3">Die erste Zeile in der Tabelle ist für Beschreibungen reserviert. Diese kann, genauso wie jede andere Zeile, leer sein. Das Programm ignoriert leere Zeilen bei der Abfrage der Werte.</text:p>
          <text:list>
            <text:list-item>
              <text:p text:style-name="P2">Spalte A ist für Magazinnamen reserviert.</text:p>
            </text:list-item>
            <text:list-item>
              <text:p text:style-name="P2">Spalte B ist für Füllräume reserviert.</text:p>
            </text:list-item>
            <text:list-item>
              <text:p text:style-name="P2">Spalten C bis Z sind für Restlöcher bei Körperhöhen reserviert.</text:p>
            </text:list-item>
            <text:list-item>
              <text:p text:style-name="P2">Spalten AA bis AZ sind für Drahtlängen bei Drahtdurchmessern reserviert.</text:p>
            </text:list-item>
          </text:list>
        </text:list-item>
        <text:list-item>
          <text:p text:style-name="P3">Damit das Programm die Magazintabelle erkennt, muss diese als CSV-Datei mit der Dateiendung ".txt" gespeichert sein. Wählen Sie "Speichern Als" aus und wählen Sie das Dateiformat CSV (Trennzeichen-getrennt). Falls die Datei nicht direkt die Endung ".txt" hat, entfernen Sie die Endung ".csv" und ersetzen Sie sie mit ".txt". Die Datei muss am Ende "Magazine.txt" heißen.</text:p>
        </text:list-item>
      </text:list>
      <text:p text:style-name="P1"><text:span text:style-name="Strong_20_Emphasis"><text:span text:style-name="T1">Achtung:</text:span></text:span> Damit das Programm den Wechsel im Wertebereich erkennt, müssen <text:span text:style-name="T4">die</text:span> Zellen <text:span text:style-name="T5">links</text:span> der Zellen mit dem Text „in cm<text:span text:style-name="T3">³</text:span>“ <text:span text:style-name="T5">leer</text:span> sei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officeooo:paragraph-rsid="000c1a5f"/>
    </style:style>
    <style:style style:name="MT1" style:family="text">
      <style:text-properties officeooo:rsid="0010cd1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Magazin Auswahl - Hilfe und Anleitung<text:tab/><text:tab/><text:tab/><text:tab/><text:tab/><text:span text:style-name="MT1">Ibrahim Özhan,202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1:51:05.087000000</meta:creation-date>
    <dc:date>2023-12-12T11:55:21.080000000</dc:date>
    <meta:editing-duration>PT4M12S</meta:editing-duration>
    <meta:editing-cycles>8</meta:editing-cycles>
    <meta:generator>LibreOffice/7.6.1.2$Windows_X86_64 LibreOffice_project/f5defcebd022c5bc36bbb79be232cb6926d8f674</meta:generator>
    <meta:print-date>2023-12-12T11:55:38.210000000</meta:print-date>
    <meta:printed-by>PDF files</meta:printed-by>
    <meta:document-statistic meta:table-count="0" meta:image-count="0" meta:object-count="0" meta:page-count="1" meta:paragraph-count="17" meta:word-count="268" meta:character-count="1760" meta:non-whitespace-character-count="1511"/>
  </office:meta>
</office:document-meta>
</file>